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text-properties style:font-name="Segoe UI Variable" fo:language="pl" fo:country="PL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1">
      <style:paragraph-properties fo:margin-top="0cm" fo:margin-bottom="0cm" style:contextual-spacing="false"/>
    </style:style>
    <style:style style:name="P14" style:family="paragraph" style:parent-style-name="Text_20_body" style:list-style-name="L12">
      <style:paragraph-properties fo:margin-top="0cm" fo:margin-bottom="0cm" style:contextual-spacing="false"/>
    </style:style>
    <style:style style:name="P15" style:family="paragraph" style:parent-style-name="Text_20_body" style:list-style-name="L13">
      <style:paragraph-properties fo:margin-top="0cm" fo:margin-bottom="0cm" style:contextual-spacing="false"/>
    </style:style>
    <style:style style:name="P16" style:family="paragraph" style:parent-style-name="Text_20_body" style:list-style-name="L14">
      <style:paragraph-properties fo:margin-top="0cm" fo:margin-bottom="0cm" style:contextual-spacing="false"/>
    </style:style>
    <style:style style:name="P17" style:family="paragraph" style:parent-style-name="Text_20_body" style:list-style-name="L15">
      <style:paragraph-properties fo:margin-top="0cm" fo:margin-bottom="0cm" style:contextual-spacing="false"/>
    </style:style>
    <style:style style:name="P18" style:family="paragraph" style:parent-style-name="Text_20_body" style:list-style-name="L16">
      <style:paragraph-properties fo:margin-top="0cm" fo:margin-bottom="0cm" style:contextual-spacing="false"/>
    </style:style>
    <style:style style:name="P19" style:family="paragraph" style:parent-style-name="Text_20_body" style:list-style-name="L17">
      <style:paragraph-properties fo:margin-top="0cm" fo:margin-bottom="0cm" style:contextual-spacing="false"/>
    </style:style>
    <style:style style:name="P20" style:family="paragraph" style:parent-style-name="Text_20_body" style:list-style-name="L18">
      <style:paragraph-properties fo:margin-top="0cm" fo:margin-bottom="0cm" style:contextual-spacing="false"/>
    </style:style>
    <style:style style:name="P21" style:family="paragraph" style:parent-style-name="Text_20_body" style:list-style-name="L19">
      <style:paragraph-properties fo:margin-top="0cm" fo:margin-bottom="0cm" style:contextual-spacing="false"/>
    </style:style>
    <style:style style:name="P22" style:family="paragraph" style:parent-style-name="Text_20_body" style:list-style-name="L20">
      <style:paragraph-properties fo:margin-top="0cm" fo:margin-bottom="0cm" style:contextual-spacing="false"/>
    </style:style>
    <style:style style:name="P23" style:family="paragraph" style:parent-style-name="Text_20_body" style:list-style-name="L21">
      <style:paragraph-properties fo:margin-top="0cm" fo:margin-bottom="0cm" style:contextual-spacing="false"/>
    </style:style>
    <style:style style:name="P24" style:family="paragraph" style:parent-style-name="Text_20_body" style:list-style-name="L22">
      <style:paragraph-properties fo:margin-top="0cm" fo:margin-bottom="0cm" style:contextual-spacing="false"/>
    </style:style>
    <style:style style:name="P25" style:family="paragraph" style:parent-style-name="Text_20_body" style:list-style-name="L23">
      <style:paragraph-properties fo:margin-top="0cm" fo:margin-bottom="0cm" style:contextual-spacing="false"/>
    </style:style>
    <style:style style:name="P26" style:family="paragraph" style:parent-style-name="Text_20_body" style:list-style-name="L24">
      <style:paragraph-properties fo:margin-top="0cm" fo:margin-bottom="0cm" style:contextual-spacing="false"/>
    </style:style>
    <style:style style:name="P27" style:family="paragraph" style:parent-style-name="Text_20_body" style:list-style-name="L25">
      <style:paragraph-properties fo:margin-top="0cm" fo:margin-bottom="0cm" style:contextual-spacing="false"/>
    </style:style>
    <style:style style:name="P28" style:family="paragraph" style:parent-style-name="Text_20_body" style:list-style-name="L26">
      <style:paragraph-properties fo:margin-top="0cm" fo:margin-bottom="0cm" style:contextual-spacing="false"/>
    </style:style>
    <style:style style:name="P29" style:family="paragraph" style:parent-style-name="Text_20_body" style:list-style-name="L27">
      <style:paragraph-properties fo:margin-top="0cm" fo:margin-bottom="0cm" style:contextual-spacing="false"/>
    </style:style>
    <style:style style:name="P30" style:family="paragraph" style:parent-style-name="Text_20_body" style:list-style-name="L28">
      <style:paragraph-properties fo:margin-top="0cm" fo:margin-bottom="0cm" style:contextual-spacing="false"/>
    </style:style>
    <style:style style:name="P31" style:family="paragraph" style:parent-style-name="Text_20_body" style:list-style-name="L29">
      <style:paragraph-properties fo:margin-top="0cm" fo:margin-bottom="0cm" style:contextual-spacing="false"/>
    </style:style>
    <style:style style:name="P32" style:family="paragraph" style:parent-style-name="Text_20_body" style:list-style-name="L30">
      <style:paragraph-properties fo:margin-top="0cm" fo:margin-bottom="0cm" style:contextual-spacing="false"/>
    </style:style>
    <style:style style:name="P33" style:family="paragraph" style:parent-style-name="Text_20_body" style:list-style-name="L31">
      <style:paragraph-properties fo:margin-top="0cm" fo:margin-bottom="0cm" style:contextual-spacing="false"/>
    </style:style>
    <style:style style:name="P34" style:family="paragraph" style:parent-style-name="Text_20_body" style:list-style-name="L32">
      <style:paragraph-properties fo:margin-top="0cm" fo:margin-bottom="0cm" style:contextual-spacing="false"/>
    </style:style>
    <style:style style:name="P35" style:family="paragraph" style:parent-style-name="Text_20_body" style:list-style-name="L33">
      <style:paragraph-properties fo:margin-top="0cm" fo:margin-bottom="0cm" style:contextual-spacing="false"/>
    </style:style>
    <style:style style:name="P36" style:family="paragraph" style:parent-style-name="Text_20_body" style:list-style-name="L34">
      <style:paragraph-properties fo:margin-top="0cm" fo:margin-bottom="0cm" style:contextual-spacing="false"/>
    </style:style>
    <style:style style:name="P37" style:family="paragraph" style:parent-style-name="Text_20_body" style:list-style-name="L35">
      <style:paragraph-properties fo:margin-top="0cm" fo:margin-bottom="0cm" style:contextual-spacing="false"/>
    </style:style>
    <style:style style:name="P38" style:family="paragraph" style:parent-style-name="Text_20_body" style:list-style-name="L36">
      <style:paragraph-properties fo:margin-top="0cm" fo:margin-bottom="0cm" style:contextual-spacing="false"/>
    </style:style>
    <style:style style:name="P39" style:family="paragraph" style:parent-style-name="Text_20_body" style:list-style-name="L37">
      <style:paragraph-properties fo:margin-top="0cm" fo:margin-bottom="0cm" style:contextual-spacing="false"/>
    </style:style>
    <style:style style:name="P40" style:family="paragraph" style:parent-style-name="Text_20_body" style:list-style-name="L38">
      <style:paragraph-properties fo:margin-top="0cm" fo:margin-bottom="0cm" style:contextual-spacing="false"/>
    </style:style>
    <style:style style:name="P41" style:family="paragraph" style:parent-style-name="Text_20_body" style:list-style-name="L39">
      <style:paragraph-properties fo:margin-top="0cm" fo:margin-bottom="0cm" style:contextual-spacing="false"/>
    </style:style>
    <style:style style:name="P42" style:family="paragraph" style:parent-style-name="Text_20_body" style:list-style-name="L40">
      <style:paragraph-properties fo:margin-top="0cm" fo:margin-bottom="0cm" style:contextual-spacing="false"/>
    </style:style>
    <style:style style:name="P43" style:family="paragraph" style:parent-style-name="Text_20_body" style:list-style-name="L41">
      <style:paragraph-properties fo:margin-top="0cm" fo:margin-bottom="0cm" style:contextual-spacing="false"/>
    </style:style>
    <style:style style:name="P44" style:family="paragraph" style:parent-style-name="Text_20_body" style:list-style-name="L42">
      <style:paragraph-properties fo:margin-top="0cm" fo:margin-bottom="0cm" style:contextual-spacing="false"/>
    </style:style>
    <style:style style:name="P45" style:family="paragraph" style:parent-style-name="Text_20_body" style:list-style-name="L43">
      <style:paragraph-properties fo:margin-top="0cm" fo:margin-bottom="0cm" style:contextual-spacing="false"/>
    </style:style>
    <style:style style:name="P46" style:family="paragraph" style:parent-style-name="Text_20_body" style:list-style-name="L44">
      <style:paragraph-properties fo:margin-top="0cm" fo:margin-bottom="0cm" style:contextual-spacing="false"/>
    </style:style>
    <style:style style:name="P47" style:family="paragraph" style:parent-style-name="Text_20_body" style:list-style-name="L45">
      <style:paragraph-properties fo:margin-top="0cm" fo:margin-bottom="0cm" style:contextual-spacing="false"/>
    </style:style>
    <style:style style:name="P48" style:family="paragraph" style:parent-style-name="Text_20_body" style:list-style-name="L46">
      <style:paragraph-properties fo:margin-top="0cm" fo:margin-bottom="0cm" style:contextual-spacing="false"/>
    </style:style>
    <style:style style:name="P49" style:family="paragraph" style:parent-style-name="Text_20_body" style:list-style-name="L47">
      <style:paragraph-properties fo:margin-top="0cm" fo:margin-bottom="0cm" style:contextual-spacing="false"/>
    </style:style>
    <style:style style:name="P50" style:family="paragraph" style:parent-style-name="Text_20_body" style:list-style-name="L48">
      <style:paragraph-properties fo:margin-top="0cm" fo:margin-bottom="0cm" style:contextual-spacing="false"/>
    </style:style>
    <style:style style:name="P51" style:family="paragraph" style:parent-style-name="Text_20_body" style:list-style-name="L49">
      <style:paragraph-properties fo:margin-top="0cm" fo:margin-bottom="0cm" style:contextual-spacing="false"/>
    </style:style>
    <style:style style:name="P52" style:family="paragraph" style:parent-style-name="Text_20_body" style:list-style-name="L50">
      <style:paragraph-properties fo:margin-top="0cm" fo:margin-bottom="0cm" style:contextual-spacing="false"/>
    </style:style>
    <style:style style:name="P53" style:family="paragraph" style:parent-style-name="Text_20_body" style:list-style-name="L51">
      <style:paragraph-properties fo:margin-top="0cm" fo:margin-bottom="0cm" style:contextual-spacing="false"/>
    </style:style>
    <style:style style:name="P54" style:family="paragraph" style:parent-style-name="Text_20_body" style:list-style-name="L52">
      <style:paragraph-properties fo:margin-top="0cm" fo:margin-bottom="0cm" style:contextual-spacing="false"/>
    </style:style>
    <style:style style:name="P55" style:family="paragraph" style:parent-style-name="Text_20_body" style:list-style-name="L53">
      <style:paragraph-properties fo:margin-top="0cm" fo:margin-bottom="0cm" style:contextual-spacing="false"/>
      <style:text-properties style:font-name="Segoe UI Variable" fo:language="pl" fo:country="PL"/>
    </style:style>
    <style:style style:name="P56" style:family="paragraph" style:parent-style-name="Text_20_body" style:list-style-name="L54">
      <style:paragraph-properties fo:margin-top="0cm" fo:margin-bottom="0cm" style:contextual-spacing="false"/>
      <style:text-properties style:font-name="Segoe UI Variable" fo:language="pl" fo:country="PL"/>
    </style:style>
    <style:style style:name="P57" style:family="paragraph" style:parent-style-name="Text_20_body" style:list-style-name="L55">
      <style:paragraph-properties fo:margin-top="0cm" fo:margin-bottom="0cm" style:contextual-spacing="false"/>
      <style:text-properties style:font-name="Segoe UI Variable" fo:language="pl" fo:country="PL"/>
    </style:style>
    <style:style style:name="P58" style:family="paragraph" style:parent-style-name="Text_20_body" style:list-style-name="L56">
      <style:paragraph-properties fo:margin-top="0cm" fo:margin-bottom="0cm" style:contextual-spacing="false"/>
      <style:text-properties style:font-name="Segoe UI Variable" fo:language="pl" fo:country="PL"/>
    </style:style>
    <style:style style:name="P59" style:family="paragraph" style:parent-style-name="Text_20_body" style:list-style-name="L57">
      <style:paragraph-properties fo:margin-top="0cm" fo:margin-bottom="0cm" style:contextual-spacing="false"/>
      <style:text-properties style:font-name="Segoe UI Variable" fo:language="pl" fo:country="PL"/>
    </style:style>
    <style:style style:name="P60" style:family="paragraph" style:parent-style-name="Text_20_body" style:list-style-name="L58">
      <style:paragraph-properties fo:margin-top="0cm" fo:margin-bottom="0cm" style:contextual-spacing="false"/>
      <style:text-properties style:font-name="Segoe UI Variable" fo:language="pl" fo:country="PL"/>
    </style:style>
    <style:style style:name="P61" style:family="paragraph" style:parent-style-name="Text_20_body" style:list-style-name="L59">
      <style:paragraph-properties fo:margin-top="0cm" fo:margin-bottom="0cm" style:contextual-spacing="false"/>
      <style:text-properties style:font-name="Segoe UI Variable" fo:language="pl" fo:country="PL"/>
    </style:style>
    <style:style style:name="P62" style:family="paragraph" style:parent-style-name="Text_20_body" style:list-style-name="L60">
      <style:paragraph-properties fo:margin-top="0cm" fo:margin-bottom="0cm" style:contextual-spacing="false"/>
      <style:text-properties style:font-name="Segoe UI Variable" fo:language="pl" fo:country="PL"/>
    </style:style>
    <style:style style:name="P63" style:family="paragraph" style:parent-style-name="Text_20_body" style:list-style-name="L61">
      <style:paragraph-properties fo:margin-top="0cm" fo:margin-bottom="0cm" style:contextual-spacing="false"/>
      <style:text-properties style:font-name="Segoe UI Variable" fo:language="pl" fo:country="PL"/>
    </style:style>
    <style:style style:name="P64" style:family="paragraph" style:parent-style-name="Text_20_body" style:list-style-name="L62">
      <style:paragraph-properties fo:margin-top="0cm" fo:margin-bottom="0cm" style:contextual-spacing="false"/>
      <style:text-properties style:font-name="Segoe UI Variable" fo:language="pl" fo:country="PL"/>
    </style:style>
    <style:style style:name="P65" style:family="paragraph" style:parent-style-name="Text_20_body" style:list-style-name="L63">
      <style:paragraph-properties fo:margin-top="0cm" fo:margin-bottom="0cm" style:contextual-spacing="false"/>
      <style:text-properties style:font-name="Segoe UI Variable" fo:language="pl" fo:country="PL"/>
    </style:style>
    <style:style style:name="P66" style:family="paragraph" style:parent-style-name="Text_20_body" style:list-style-name="L64">
      <style:paragraph-properties fo:margin-top="0cm" fo:margin-bottom="0cm" style:contextual-spacing="false"/>
      <style:text-properties style:font-name="Segoe UI Variable" fo:language="pl" fo:country="PL"/>
    </style:style>
    <style:style style:name="P67" style:family="paragraph" style:parent-style-name="Text_20_body" style:list-style-name="L65">
      <style:paragraph-properties fo:margin-top="0cm" fo:margin-bottom="0cm" style:contextual-spacing="false"/>
      <style:text-properties style:font-name="Segoe UI Variable" fo:language="pl" fo:country="PL"/>
    </style:style>
    <style:style style:name="P68" style:family="paragraph" style:parent-style-name="Text_20_body" style:list-style-name="L66">
      <style:paragraph-properties fo:margin-top="0cm" fo:margin-bottom="0cm" style:contextual-spacing="false"/>
      <style:text-properties style:font-name="Segoe UI Variable" fo:language="pl" fo:country="PL"/>
    </style:style>
    <style:style style:name="P69" style:family="paragraph" style:parent-style-name="Text_20_body" style:list-style-name="L67">
      <style:paragraph-properties fo:margin-top="0cm" fo:margin-bottom="0cm" style:contextual-spacing="false"/>
      <style:text-properties style:font-name="Segoe UI Variable" fo:language="pl" fo:country="PL"/>
    </style:style>
    <style:style style:name="P70" style:family="paragraph" style:parent-style-name="Text_20_body" style:list-style-name="L68">
      <style:paragraph-properties fo:margin-top="0cm" fo:margin-bottom="0cm" style:contextual-spacing="false"/>
      <style:text-properties style:font-name="Segoe UI Variable" fo:language="pl" fo:country="PL"/>
    </style:style>
    <style:style style:name="P71" style:family="paragraph" style:parent-style-name="Text_20_body" style:list-style-name="L69">
      <style:paragraph-properties fo:margin-top="0cm" fo:margin-bottom="0cm" style:contextual-spacing="false"/>
      <style:text-properties style:font-name="Segoe UI Variable" fo:language="pl" fo:country="P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 text:is-list-header="true"><text:bookmark-start text:name="nagietek-calendula-officinalis-złożone"/>Nagietek (<text:span text:style-name="T2">Calendula officinalis</text:span> Złożone)<text:bookmark-end text:name="nagietek-calendula-officinalis-złożone"/></text:h>
      <text:list xml:id="list3653567126" text:style-name="L53">
        <text:list-item>
          <text:p text:style-name="P55">skład:</text:p>
          <text:list text:style-name="L54">
            <text:list-item>
              <text:p text:style-name="P56">flawonoidy</text:p>
            </text:list-item>
            <text:list-item>
              <text:p text:style-name="P56">karotenoidy</text:p>
            </text:list-item>
            <text:list-item>
              <text:p text:style-name="P56">wyciąg stosowany jest zewnętrznie jako środek gojący rany i pęknięcia</text:p>
            </text:list-item>
          </text:list>
        </text:list-item>
        <text:list-item>
          <text:p text:style-name="P55">wchodzi w skłąd olejku do masażu, mleczek, maseczek (właściwości gojące, antyseptyczne, przeciwzapalny)</text:p>
        </text:list-item>
        <text:list-item>
          <text:p text:style-name="P55">środki łagodzące oparzenia słoneczne i leczenie trądziku (toniki)</text:p>
        </text:list-item>
      </text:list>
      <text:h text:style-name="P2" text:outline-level="3"><text:bookmark-start text:name="nasturcja-tropaeolum-majus-nasturcjowate"/>Nasturcja (<text:span text:style-name="T2">Tropaeolum majus</text:span> Nasturcjowate)<text:bookmark-end text:name="nasturcja-tropaeolum-majus-nasturcjowate"/></text:h>
      <text:list xml:id="list2921413277" text:style-name="L55">
        <text:list-item>
          <text:p text:style-name="P57">skład:</text:p>
          <text:list text:style-name="L56">
            <text:list-item>
              <text:p text:style-name="P58">flawonoidy</text:p>
            </text:list-item>
            <text:list-item>
              <text:p text:style-name="P58">glukotropeolina (cukier redukujący) - rozpada się do izotiocyjanianu benzylu o działaniu przeciwgrzybiczym i przeciwbakteryjnym</text:p>
            </text:list-item>
          </text:list>
        </text:list-item>
        <text:list-item>
          <text:p text:style-name="P57">zastosowanie kosmetyczne:</text:p>
          <text:list text:style-name="L57">
            <text:list-item>
              <text:p text:style-name="P59">preparaty przeciwłupieżowe, przeciwświądowe, złuszczające stosowane na owłosioną skórę głowy</text:p>
            </text:list-item>
            <text:list-item>
              <text:p text:style-name="P59">produkty po opalaniu, w celu łagodzenia rumienia słonecznego, emulsje łagodzące oparzenia i w pieluszkowym zapaleniu skóry</text:p>
            </text:list-item>
          </text:list>
        </text:list-item>
      </text:list>
      <text:h text:style-name="P2" text:outline-level="3"><text:bookmark-start text:name="oczar-wirginijski-hemamelis-virginiana-oczarowate"/>Oczar wirginijski (<text:span text:style-name="T2">Hemamelis virginiana</text:span> Oczarowate)<text:bookmark-end text:name="oczar-wirginijski-hemamelis-virginiana-oczarowate"/></text:h>
      <text:list xml:id="list1277480818" text:style-name="L58">
        <text:list-item>
          <text:p text:style-name="P60">skład</text:p>
          <text:list text:style-name="L59">
            <text:list-item>
              <text:p text:style-name="P61">taniny</text:p>
            </text:list-item>
            <text:list-item>
              <text:p text:style-name="P61">olejek eteryczny</text:p>
            </text:list-item>
            <text:list-item>
              <text:p text:style-name="P61">cholina</text:p>
            </text:list-item>
            <text:list-item>
              <text:p text:style-name="P61">śluzy</text:p>
            </text:list-item>
          </text:list>
        </text:list-item>
        <text:list-item>
          <text:p text:style-name="P60">zastosowanie w kosmetyce:</text:p>
          <text:list text:style-name="L60">
            <text:list-item>
              <text:p text:style-name="P62">środek ściągający, zmniejszający przekrwienie, gojący</text:p>
            </text:list-item>
            <text:list-item>
              <text:p text:style-name="P62">ściąga pory i przyspiesza naturalną odnowę komórek naskórka</text:p>
            </text:list-item>
            <text:list-item>
              <text:p text:style-name="P62">składnik lotionów, kremów, maseczek, mleczek</text:p>
            </text:list-item>
            <text:list-item>
              <text:p text:style-name="P62">stosowany głównie w leczeniu trądziku</text:p>
            </text:list-item>
          </text:list>
        </text:list-item>
      </text:list>
      <text:h text:style-name="P2" text:outline-level="3"><text:bookmark-start text:name="orzech-juglans-agie-orzechowate"/>Orzech (<text:span text:style-name="T2">Juglans agie</text:span> Orzechowate)<text:bookmark-end text:name="orzech-juglans-agie-orzechowate"/></text:h>
      <text:list xml:id="list3132050359" text:style-name="L61">
        <text:list-item>
          <text:p text:style-name="P63">skład:</text:p>
          <text:list text:style-name="L62">
            <text:list-item>
              <text:p text:style-name="P64">tanina</text:p>
            </text:list-item>
            <text:list-item>
              <text:p text:style-name="P64">juglon (pochodna naftochinonowa, antyseptyk)</text:p>
            </text:list-item>
            <text:list-item>
              <text:p text:style-name="P64">olejek eteryczny</text:p>
            </text:list-item>
            <text:list-item>
              <text:p text:style-name="P64">pektyny</text:p>
            </text:list-item>
            <text:list-item>
              <text:p text:style-name="P64"><text:soft-page-break/>żywica</text:p>
            </text:list-item>
          </text:list>
        </text:list-item>
        <text:list-item>
          <text:p text:style-name="P63">zastosowania kosmetyczne:</text:p>
          <text:list text:style-name="L63">
            <text:list-item>
              <text:p text:style-name="P65">właściwości ściągające do użytku zewnętrznego w lotionach o działaniu przeciwzapalnym, na owrzodzenia, liszaje, odmrożenia, pocenie się stóp</text:p>
            </text:list-item>
            <text:list-item>
              <text:p text:style-name="P65">sok z zielonej otoczki orzechów stosowany jest w preparatach przeciwsłonecznych i przeciwzmarszczkowych</text:p>
            </text:list-item>
          </text:list>
        </text:list-item>
      </text:list>
      <text:h text:style-name="P2" text:outline-level="3"><text:bookmark-start text:name="rumianek-matricaria-chamomilla-złożone"/>Rumianek (<text:span text:style-name="T2">Matricaria chamomilla</text:span> Złożone)<text:bookmark-end text:name="rumianek-matricaria-chamomilla-złożone"/></text:h>
      <text:list xml:id="list791937260" text:style-name="L64">
        <text:list-item>
          <text:p text:style-name="P66">skład:</text:p>
          <text:list text:style-name="L65">
            <text:list-item>
              <text:p text:style-name="P67">pochodne kumarynowe</text:p>
            </text:list-item>
            <text:list-item>
              <text:p text:style-name="P67">flawonoidy</text:p>
            </text:list-item>
            <text:list-item>
              <text:p text:style-name="P67">olejek eteryczny</text:p>
            </text:list-item>
          </text:list>
        </text:list-item>
        <text:list-item>
          <text:p text:style-name="P66">zastosowanie w kosmetyce:</text:p>
          <text:list text:style-name="L66">
            <text:list-item>
              <text:p text:style-name="P68">wchodzi w skład licznych kosmetyków o działaniu łagodzącym, kojącym, przeciwzapalnym i antyseptycznym</text:p>
            </text:list-item>
            <text:list-item>
              <text:p text:style-name="P68">działa tonizująco i stymulująco, ściąga pory</text:p>
            </text:list-item>
            <text:list-item>
              <text:p text:style-name="P68">stosowany jest w pielęgnacji blond włosów; na skórę głowy działa łagodząco i przeciwświądowo</text:p>
            </text:list-item>
            <text:list-item>
              <text:p text:style-name="P68">wchodzi w skład mleczek kremów, lotionów po goleniu do skóry wrażliwej, lotionów do włosów</text:p>
            </text:list-item>
          </text:list>
        </text:list-item>
      </text:list>
      <text:h text:style-name="P2" text:outline-level="3"><text:bookmark-start text:name="żywokost-lekarski-symphytium-officinalis-szorstkolistne"/>Żywokost lekarski (<text:span text:style-name="T2">Symphytium officinalis</text:span> Szorstkolistne)<text:bookmark-end text:name="żywokost-lekarski-symphytium-officinalis-szorstkolistne"/></text:h>
      <text:list xml:id="list337698286" text:style-name="L67">
        <text:list-item>
          <text:p text:style-name="P69">skład:</text:p>
          <text:list text:style-name="L68">
            <text:list-item>
              <text:p text:style-name="P70">alantoina</text:p>
            </text:list-item>
            <text:list-item>
              <text:p text:style-name="P70">śluzy</text:p>
            </text:list-item>
            <text:list-item>
              <text:p text:style-name="P70">tanina</text:p>
            </text:list-item>
            <text:list-item>
              <text:p text:style-name="P70">cukry redukujące</text:p>
            </text:list-item>
          </text:list>
        </text:list-item>
        <text:list-item>
          <text:p text:style-name="P69">zastosowanie kosmetyczne</text:p>
          <text:list text:style-name="L69">
            <text:list-item>
              <text:p text:style-name="P71">jako środek gojący i przeciwzapalny w produktach przeciwsłonecznych i po opalaniu</text:p>
            </text:list-item>
            <text:list-item>
              <text:p text:style-name="P71">przyspiesza gojenie ran</text:p>
            </text:list-item>
            <text:list-item>
              <text:p text:style-name="P71">stymuluje regenerację tkanek</text:p>
            </text:list-item>
            <text:list-item>
              <text:p text:style-name="P71">łagodzi podrażnienia</text:p>
            </text:list-item>
            <text:list-item>
              <text:p text:style-name="P71">pobudza mechanizmy obronne skóry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d1d0ea68f081ee2800a922cac8f79445e4603348</meta:generator>
    <dc:title>wykład 26.05</dc:title>
    <dc:description/>
    <dc:subject/>
    <meta:keyword/>
    <meta:initial-creator/>
    <meta:creation-date>2022-06-03T12:52:41Z</meta:creation-date>
    <dc:date>2022-06-03T14:54:20.382029206</dc:date>
    <meta:editing-duration>PT1M10S</meta:editing-duration>
    <meta:editing-cycles>1</meta:editing-cycles>
    <meta:document-statistic meta:table-count="0" meta:image-count="0" meta:object-count="0" meta:page-count="2" meta:paragraph-count="58" meta:word-count="312" meta:character-count="2226" meta:non-whitespace-character-count="2022"/>
  </office:meta>
</office:document-meta>
</file>